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406cm" fo:margin-right="0cm" fo:text-indent="-0.388cm" style:auto-text-indent="false">
        <style:tab-stops>
          <style:tab-stop style:position="8.895cm" style:type="center"/>
          <style:tab-stop style:position="17.791cm" style:type="right"/>
        </style:tab-stops>
      </style:paragraph-properties>
      <style:text-properties fo:font-size="10pt"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b 58%" fo:font-style="italic" style:font-style-asian="italic" style:font-style-complex="italic"/>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0% 100%"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ounding Market Predictions with Markov Games</text:p>
      <text:p text:style-name="P3">Maxwell Sayles</text:p>
      <text:p text:style-name="Standard"/>
      <text:p text:style-name="Standard">Financial markets are becoming increasingly more accessible with more trades occurring on automated systems. Changing laws about automated order placement make market analysis performed by computer programs more important and more relevant. <text:s/>This type of analysis is relevant for investment purposes, but also for economic forecasting and market stability. <text:s/>As financial markets have evolved and matured, economic theory has offered ideas on how institutions can influence these markets in order to increase stability and decrease the likelihood and impact of market swings. <text:s/>The idea that one can predict the future value of an asset with a high degree of accuracy is often considered too difficult, as the actions of the agents involved in a market are themselves too unpredictable. <text:s/>In contrast, the purpose of this research will be to model the future expected value of an asset with an associated probability and deviation from this expected value; a corresponding probability of error will accompany each component. <text:s/>Essentially, rather than trying to predict the future value of an asset, this model will attempt to predict a range of future values such that the actual future value of the asset is more often closer to the center of the range than toward the outside of the range. <text:s/>By minimizing this range and the probability of error, the confidence of the market is improved overall.</text:p>
      <text:p text:style-name="Standard"><text:tab/>There is some controversy whether market predictions can be done at all. <text:s/>The most common opponents to market analysis subscribe to the Efficient Market Hypothesis. <text:s/>This hypothesis asserts that markets are efficient with respect to information; the prices of traded assets intrinsically reflect all known information about that asset. <text:s/>The implication is that excess returns cannot be earned and that an error in prediction in one direction will be corrected by an error in prediction in the opposite direction. <text:s/>Some empirical evidence against this hypothesis is the slow diffusion of relevant information and the relative success of certain market participants. <text:s/>Behavioural economics attempts to explain these market anomalies based on psychological factors. <text:s/>An emerging model by Lo<text:span text:style-name="T7">1</text:span>, known as the Adaptive Market Hypothesis, attempts to reconcile the efficiency of markets with behavioural economics by applying evolutionary principles such as competition, adaptation, and natural selection. <text:s/>Under this hypothesis, market participants can be modelled as selfish agents using game theoretic principles. <text:s/>That is to say that with a small number of agents, namely a buyer and a seller, a model of the Adaptive Market Hypothesis can be implemented such that the strategic actions of the individual agents are determined using predictive ranges. <text:s/>Ideally, this model would reflect the future value of an asset.</text:p>
      <text:p text:style-name="Standard"><text:tab/>Central to this research will be the concept of Markov chains<text:span text:style-name="T7">2</text:span><text:span text:style-name="T2">.</text:span><text:span text:style-name="T7"> <text:s/></text:span>A Markov chain is a stochastic process with the property that the conditional probability distribution of future states depends only on the present state and not on the past states. <text:s/>The chain is defined by a transition <text:span text:style-name="T6">matrix </text:span><text:span text:style-name="T5">P</text:span> such that <text:span text:style-name="T5">p</text:span><text:span text:style-name="T1">i,j</text:span><text:span text:style-name="T4"> is</text:span> the probability of moving from state <text:span text:style-name="T5">s</text:span><text:span text:style-name="T1">i </text:span><text:span text:style-name="T4">to </text:span><text:span text:style-name="T3">s</text:span><text:span text:style-name="T1">j</text:span><text:span text:style-name="T4">. <text:s/></text:span>Assuming that markets are efficient, then all the available information about an asset (the state) is specified by the price of the traded asset. <text:s/>The future state of an asset is then determined probabilistically by its present state. <text:s/>One possible interpretation is to define the state of an asset to be the logarithmic increase or decrease of its traded value. <text:s/>In this way, the value of each asset is normalized. <text:s/>A <text:span text:style-name="T5">t</text:span><text:span text:style-name="T6">-step Markov chain now represents the probability of a logarithmic increase on step </text:span><text:span text:style-name="T5">t</text:span><text:span text:style-name="T6"> and not the value of the asset. <text:s/>The result is that all paths of length </text:span><text:span text:style-name="T5">t</text:span><text:span text:style-name="T6"> need to be evaluated in order to compute the expected value of the asset. <text:s/>Each path deviates from the expected value and this determines the standard deviation. <text:s/>The solution is a combinatorial problem that can be solved (or approximated) algorithmically. <text:s/>The result is then back-tested against historical data to determine an error coefficient for each component. <text:s/>The goal will be to develop a model that minimizes this error te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895cm" style:type="center"/>
          <style:tab-stop style:position="17.79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406cm" fo:margin-right="0cm" fo:text-indent="-0.388cm" style:auto-text-indent="false">
        <style:tab-stops>
          <style:tab-stop style:position="8.895cm" style:type="center"/>
          <style:tab-stop style:position="17.791cm" style:type="right"/>
        </style:tab-stops>
      </style:paragraph-properties>
      <style:text-properties fo:font-size="10pt" style:font-size-asian="10pt" style:font-size-complex="10pt"/>
    </style:style>
    <style:style style:name="P2" style:family="paragraph" style:parent-style-name="Footer">
      <style:text-properties fo:font-size="10pt" style:font-size-asian="10pt" style:font-size-complex="10pt"/>
    </style:style>
    <style:page-layout style:name="pm1">
      <style:page-layout-properties fo:page-width="21.59cm" fo:page-height="27.94cm" style:num-format="1" style:print-orientation="portrait" fo:margin-top="1.9cm" fo:margin-bottom="1.9cm" fo:margin-left="1.9cm" fo:margin-right="1.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1. A. Lo, “The Adaptive Markets Hypothesis: Market Efficiency from an Evolutionary Perspective ”, 2004.</text:p>
        <text:p text:style-name="P2">2. C. Grinstead and J. Snell, “Introduction to Probability: Second Revised Edition”, 199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x</meta:initial-creator>
    <meta:creation-date>2008-09-13T17:19:41</meta:creation-date>
    <dc:creator>max</dc:creator>
    <dc:date>2008-09-17T16:36:53</dc:date>
    <meta:editing-cycles>177</meta:editing-cycles>
    <meta:editing-duration>PT13H43M51S</meta:editing-duration>
    <meta:user-defined meta:name="Info 1"/>
    <meta:user-defined meta:name="Info 2"/>
    <meta:user-defined meta:name="Info 3"/>
    <meta:user-defined meta:name="Info 4"/>
    <meta:document-statistic meta:table-count="0" meta:image-count="0" meta:object-count="0" meta:page-count="1" meta:paragraph-count="7" meta:word-count="704" meta:character-count="4435"/>
  </office:meta>
</office:document-meta>
</file>